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3bd0"/>
    </style:style>
    <style:style style:name="P2" style:family="paragraph" style:parent-style-name="Text_20_body">
      <style:text-properties officeooo:rsid="001e3bd0" officeooo:paragraph-rsid="001e3bd0"/>
    </style:style>
    <style:style style:name="P3" style:family="paragraph" style:parent-style-name="Text_20_body">
      <style:text-properties officeooo:rsid="001f71e7" officeooo:paragraph-rsid="001f71e7"/>
    </style:style>
    <style:style style:name="P4" style:family="paragraph" style:parent-style-name="Text_20_body">
      <style:paragraph-properties fo:margin-top="0cm" fo:margin-bottom="0cm" loext:contextual-spacing="false"/>
    </style:style>
    <style:style style:name="P5" style:family="paragraph" style:parent-style-name="Standard">
      <style:text-properties officeooo:rsid="001e3bd0" officeooo:paragraph-rsid="001e3bd0"/>
    </style:style>
    <style:style style:name="P6" style:family="paragraph" style:parent-style-name="Text_20_body">
      <style:text-properties fo:font-weight="bold"/>
    </style:style>
    <style:style style:name="P7" style:family="paragraph" style:parent-style-name="Text_20_body">
      <style:text-properties fo:font-weight="bold" officeooo:rsid="001e3bd0" officeooo:paragraph-rsid="001e3bd0"/>
    </style:style>
    <style:style style:name="P8" style:family="paragraph" style:parent-style-name="Text_20_body" style:list-style-name="L2"/>
    <style:style style:name="P9" style:family="paragraph" style:parent-style-name="Text_20_body">
      <style:paragraph-properties fo:margin-top="0cm" fo:margin-bottom="0cm" loext:contextual-spacing="false"/>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text-properties officeooo:paragraph-rsid="002ec429"/>
    </style:style>
    <style:style style:name="P13" style:family="paragraph" style:parent-style-name="Text_20_body" style:list-style-name="L2">
      <style:paragraph-properties fo:margin-top="0cm" fo:margin-bottom="0cm" loext:contextual-spacing="false"/>
      <style:text-properties officeooo:paragraph-rsid="003098eb"/>
    </style:style>
    <style:style style:name="P14" style:family="paragraph" style:parent-style-name="Text_20_body">
      <style:paragraph-properties fo:margin-top="0cm" fo:margin-bottom="0cm" loext:contextual-spacing="false"/>
      <style:text-properties officeooo:rsid="00270956" officeooo:paragraph-rsid="00270956"/>
    </style:style>
    <style:style style:name="P15" style:family="paragraph" style:parent-style-name="Text_20_body" style:list-style-name="L3">
      <style:paragraph-properties fo:margin-top="0cm" fo:margin-bottom="0cm" loext:contextual-spacing="false"/>
      <style:text-properties officeooo:rsid="00270956" officeooo:paragraph-rsid="00270956"/>
    </style:style>
    <style:style style:name="P16" style:family="paragraph" style:parent-style-name="Text_20_body">
      <style:paragraph-properties fo:margin-top="0cm" fo:margin-bottom="0cm" loext:contextual-spacing="false"/>
      <style:text-properties officeooo:paragraph-rsid="002ec429"/>
    </style:style>
    <style:style style:name="T1" style:family="text">
      <style:text-properties fo:font-weight="bold"/>
    </style:style>
    <style:style style:name="T2" style:family="text">
      <style:text-properties officeooo:rsid="001fbca7"/>
    </style:style>
    <style:style style:name="T3" style:family="text">
      <style:text-properties officeooo:rsid="0022ea39"/>
    </style:style>
    <style:style style:name="T4" style:family="text">
      <style:text-properties officeooo:rsid="00243d9b"/>
    </style:style>
    <style:style style:name="T5" style:family="text">
      <style:text-properties officeooo:rsid="00282d52"/>
    </style:style>
    <style:style style:name="T6" style:family="text">
      <style:text-properties officeooo:rsid="002a0ba5"/>
    </style:style>
    <style:style style:name="T7" style:family="text">
      <style:text-properties officeooo:rsid="002c21f2"/>
    </style:style>
    <style:style style:name="T8" style:family="text">
      <style:text-properties officeooo:rsid="002d8276"/>
    </style:style>
    <style:style style:name="T9" style:family="text">
      <style:text-properties officeooo:rsid="002dc68e"/>
    </style:style>
    <style:style style:name="T10" style:family="text">
      <style:text-properties officeooo:rsid="002e9d3c"/>
    </style:style>
    <style:style style:name="T11" style:family="text">
      <style:text-properties officeooo:rsid="002ec429"/>
    </style:style>
    <style:style style:name="T12" style:family="text">
      <style:text-properties officeooo:rsid="002ed5d4"/>
    </style:style>
    <style:style style:name="T13" style:family="text">
      <style:text-properties officeooo:rsid="003098e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ARTES INTERVINIENTES:</text:p>
      <text:p text:style-name="P2">Empresa desarrolladora y cliente.</text:p>
      <text:p text:style-name="P3">Empresa: <text:span text:style-name="T2">G.</text:span>J.R.D CREATION</text:p>
      <text:p text:style-name="P3">Clientes: Creaciones Gric</text:p>
      <text:p text:style-name="P6">CLÁUSULAS GENERALES:</text:p>
      <text:list xml:id="list7949070663113915628" text:style-name="L1">
        <text:list-item>
          <text:p text:style-name="P10">Objeto del contrato: <text:span text:style-name="T3">Nuestra empresa fue contratada para el desarrollo de un sistema de punto de ventas en linea, el que tendrá como principal objetivo la realización de citas por Internet por parte de los clientes y la venta de la ropa confeccionada en la empresa para las mascotas del hogar. </text:span></text:p>
        </text:list-item>
      </text:list>
      <text:p text:style-name="P4"/>
      <text:list xml:id="list110302580248689" text:continue-numbering="true" text:style-name="L1">
        <text:list-item>
          <text:p text:style-name="P10">Precio y forma de pago: <text:span text:style-name="T10">400.000 colones por modulo, al finalizar serán 8 módulos por lo que el pago final seria de 3.200.000 colones. Se realizara un pago <text:s/>inicial de 800.000 colones como adelanto de los primeros dos módulos, el próximo pago sera a los 2 meses que equivale a la suma de 800.000 colones como pago de los dos módulos faltantes para esa entrega y al finalizar la entrega se deberá pagar 1.600.000 colones por los 4 módulos restantes.</text:span></text:p>
        </text:list-item>
      </text:list>
      <text:p text:style-name="P4"/>
      <text:list xml:id="list110302950225014" text:continue-numbering="true" text:style-name="L1">
        <text:list-item>
          <text:p text:style-name="P10">Duración: <text:span text:style-name="T3">4 meses.</text:span></text:p>
        </text:list-item>
      </text:list>
      <text:p text:style-name="P4"/>
      <text:list xml:id="list110303128199028" text:continue-numbering="true" text:style-name="L1">
        <text:list-item>
          <text:p text:style-name="P10">Confidencialidad: <text:span text:style-name="T4">Toda la información brindada por parte de la empresa así como los usuarios sera tratada de manera confidencial.</text:span></text:p>
          <text:p text:style-name="P10"/>
        </text:list-item>
      </text:list>
      <text:p text:style-name="Text_20_body"><text:span text:style-name="T1">CLÁUSULAS ESPECÍFICAS:</text:span></text:p>
      <text:p text:style-name="P4"/>
      <text:list xml:id="list2968895373101315824" text:style-name="L2">
        <text:list-item>
          <text:p text:style-name="P11">Fases: </text:p>
        </text:list-item>
      </text:list>
      <text:list xml:id="list9062167577445332631" text:style-name="L3">
        <text:list-item>
          <text:p text:style-name="P15">Investigación <text:span text:style-name="T12">del sistema a desarrollar</text:span></text:p>
        </text:list-item>
        <text:list-item>
          <text:p text:style-name="P15">Análisis</text:p>
        </text:list-item>
        <text:list-item>
          <text:p text:style-name="P15">Diseño</text:p>
        </text:list-item>
        <text:list-item>
          <text:p text:style-name="P15">Desarrollo</text:p>
        </text:list-item>
        <text:list-item>
          <text:p text:style-name="P15">Implementación</text:p>
        </text:list-item>
        <text:list-item>
          <text:p text:style-name="P15">Pruebas</text:p>
        </text:list-item>
      </text:list>
      <text:p text:style-name="P14"/>
      <text:list xml:id="list110302299227325" text:continue-list="list2968895373101315824" text:style-name="L2">
        <text:list-item>
          <text:p text:style-name="P11">Protección de datos de carácter personal: Los datos mas <text:span text:style-name="T5">relevantes</text:span> <text:span text:style-name="T5">serán encriptados, a</text:span>demas la <text:span text:style-name="T5">recuperación de información mediante consultas se realizara mediante procedimientos almacenados para evitar de esta manera la inyección de código o perdida de algún dato importante. </text:span></text:p>
        </text:list-item>
      </text:list>
      <text:p text:style-name="P4"/>
      <text:list xml:id="list110302874804592" text:continue-numbering="true" text:style-name="L2">
        <text:list-item>
          <text:p text:style-name="P11">Instalaciones y personal: <text:span text:style-name="T6">En la confección del sistema estarán trabajando de manera continua cuatro programadores que se dedicaran de lleno con el fin de que el sistema sea entregado en las mejores condiciones y que cumpla con los requisitos dados por el cliente, ademas estos serán supervisados por el MSc Carlos Felipe Castro Escalante.</text:span></text:p>
        </text:list-item>
      </text:list>
      <text:p text:style-name="P4"><text:soft-page-break/></text:p>
      <text:list xml:id="list110303903950268" text:continue-numbering="true" text:style-name="L2">
        <text:list-item>
          <text:p text:style-name="P11">Modificaciones: <text:s/><text:span text:style-name="T7">No se podrá solicitar mas módulos de lo estipulado en este contrato por el precio ya antes descrito, si la empresa contratante desea hacerle un agregado al sistema deberá pagar extra quedando en un acuerdo con la empresa fabricante, ademas no se podrán solicitar cambios un mes antes de la entrega ya que se deben realizar la implementación y pruebas del sistemas para su correcta funcionalidad.</text:span></text:p>
        </text:list-item>
      </text:list>
      <text:p text:style-name="P4"/>
      <text:list xml:id="list110302435993858" text:continue-numbering="true" text:style-name="L2">
        <text:list-item>
          <text:p text:style-name="P11">Entrega y aceptación: <text:span text:style-name="T7">Se realizara una etapa de pruebas para la comprobación del funcionamiento del sistema, el cliente podrá revisar la funcionalidad del sistema una vez instalado para la verificación y aceptación del mismo. </text:span></text:p>
        </text:list-item>
      </text:list>
      <text:p text:style-name="P4"/>
      <text:list xml:id="list110303764976960" text:continue-numbering="true" text:style-name="L2">
        <text:list-item>
          <text:p text:style-name="P11">Garantía: <text:span text:style-name="T8">La empresa se hará responsable en el caso de un fallo en el sistema, siempre y cuanto el fallo este relacionado con algún error de lógica o programación, si el fallo es debido a la mala manipulación se realizara un cobro por la revicion y reparación. </text:span></text:p>
        </text:list-item>
      </text:list>
      <text:p text:style-name="P4"/>
      <text:list xml:id="list110302487110657" text:continue-numbering="true" text:style-name="L2">
        <text:list-item>
          <text:p text:style-name="P12">Propiedad intelectual: <text:span text:style-name="T11">La única empresa que podrá comercializar el software sera G.J.R.D CREATION, ademas la realización de este software es única y específicamente para la empresa Creaciones Gric, por lo que sera la única con la autorización para utilizarlo, su comercialización y distribución no autorizada violara la ley de derecho de autor y sera demandada.</text:span></text:p>
        </text:list-item>
      </text:list>
      <text:p text:style-name="P16"/>
      <text:list xml:id="list110303463129854" text:continue-numbering="true" text:style-name="L2">
        <text:list-item>
          <text:p text:style-name="P13">Limitación de responsabilidad: <text:span text:style-name="T13">Se dará la capacitación durante una semana a los usuarios del sistema, si una vez terminada esta fase se da algún problema debido a un mal uso, la empresa G.J.R.D CREATION no se hará responsable por ninguno de estos fallos.</text:span></text:p>
        </text:list-item>
      </text:list>
      <text:p text:style-name="P4"/>
      <text:list xml:id="list110304334815806" text:continue-numbering="true" text:style-name="L2">
        <text:list-item>
          <text:p text:style-name="P11">Penalizaciones por retraso del desarrollador en las fechas de entrega: <text:s/><text:span text:style-name="T9">Si para la fecha de entrega no se cuenta con los módulos establecidos se realizara un rebajo de 50.000 colones por modulo no terminado.</text:span></text:p>
        </text:list-item>
      </text:list>
      <text:p text:style-name="P4"/>
      <text:list xml:id="list110302933540223" text:continue-numbering="true" text:style-name="L2">
        <text:list-item>
          <text:p text:style-name="P11">Servicio de mantenimiento: <text:span text:style-name="T9">Se realizara mantenimiento al sistema durante seis meses, una vez cada quince días o antes si se considera necesario por la empresa desarrolladora, después de los seis meses si la empresa contratante desea que siga el mantenimiento del sistema se deberá realizar otro contrato de mantenimiento independiente a este, con los términos que se consideren necesarios.</text:span></text:p>
        </text:list-item>
      </text:list>
      <text:p text:style-name="P4"/>
      <text:list xml:id="list110304196778132" text:continue-numbering="true" text:style-name="L2">
        <text:list-item>
          <text:p text:style-name="P8">Pruebas: <text:s/><text:span text:style-name="T9">Antes de realizar la entrega oficial del sistema, el mismo pasara por una serie de pruebas para comprobar que el funcionamiento sea del agrado del cliente, el cual deberá estar presente para comprobar su funcionamiento, en el caso que se presente algún fallo la empresa esta en la obligación de corregirlo.</text:span></text:p>
        </text:list-item>
      </text:list>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4:29:11.232000000</meta:creation-date>
    <dc:date>2016-08-30T11:03:02.015000000</dc:date>
    <meta:editing-duration>PT1H21M37S</meta:editing-duration>
    <meta:editing-cycles>16</meta:editing-cycles>
    <meta:generator>LibreOffice/5.0.5.2$Windows_x86 LibreOffice_project/55b006a02d247b5f7215fc6ea0fde844b30035b3</meta:generator>
    <meta:document-statistic meta:table-count="0" meta:image-count="0" meta:object-count="0" meta:page-count="2" meta:paragraph-count="28" meta:word-count="686" meta:character-count="4196" meta:non-whitespace-character-count="3550"/>
  </office:meta>
</office:document-meta>
</file>